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in" style:rel-column-width="15347*"/>
    </style:style>
    <style:style style:name="CardTable.B" style:family="table-column">
      <style:table-column-properties style:column-width="0.2in" style:rel-column-width="1329*"/>
    </style:style>
    <style:style style:name="CardTable.C" style:family="table-column">
      <style:table-column-properties style:column-width="2.3097in" style:rel-column-width="15352*"/>
    </style:style>
    <style:style style:name="CardTable.G" style:family="table-column">
      <style:table-column-properties style:column-width="2.3313in" style:rel-column-width="15497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ce7" officeooo:paragraph-rsid="0023dd3f"/>
    </style:style>
    <style:style style:name="P2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3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4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6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8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9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C"/>
        <table:table-column table:style-name="CardTable.B"/>
        <table:table-column table:style-name="CardTable.C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2"><text:s/></text:p>
            <text:p text:style-name="P2">"Forest" - Attack targets cards in hand instead of Health pool. (3 damage attack causes 3 card discard)</text:p>
            <text:p text:style-name="P2"/>
            <text:p text:style-name="P1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5"/>
            <text:p text:style-name="P5">"Forest" - Attack targets cards in hand instead of Health pool. (3 damage attack causes 3 card discard)</text:p>
            <text:p text:style-name="P5"/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5"/>
            <text:p text:style-name="P5">"Lightning" - Chi:Additional Target</text:p>
            <text:p text:style-name="P5"/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3"/>
            <text:p text:style-name="P3">"Lightning" - Chi:Additional Target</text:p>
            <text:p text:style-name="P3"/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2"><text:s/></text:p>
            <text:p text:style-name="P2">"Iron"-  +2 effect.</text:p>
            <text:p text:style-name="P2"/>
            <text:p text:style-name="P1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5"/>
            <text:p text:style-name="P5">"Iron"-  +2 effect.</text:p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5"/>
            <text:p text:style-name="P5">"Stone" - Gain 2 Health.</text:p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3"/>
            <text:p text:style-name="P3">"Stone" - Gain 2 Health.</text:p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1T11:18:08.275000000</dc:date>
    <meta:editing-duration>PT8M58S</meta:editing-duration>
    <meta:editing-cycles>5</meta:editing-cycles>
    <meta:generator>LibreOffice/4.1.4.2$Windows_x86 LibreOffice_project/0a0440ccc0227ad9829de5f46be37cfb6edcf72</meta:generator>
    <meta:print-date>2014-09-21T11:06:14.281000000</meta:print-date>
    <meta:document-statistic meta:table-count="1" meta:image-count="0" meta:object-count="0" meta:page-count="2" meta:paragraph-count="10" meta:word-count="60" meta:character-count="364" meta:non-whitespace-character-count="308"/>
  </office:meta>
</office:document-meta>
</file>